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4189in"/>
    </style:style>
    <style:style style:name="co11" style:family="table-column">
      <style:table-column-properties fo:break-before="auto" style:column-width="2.0264in"/>
    </style:style>
    <style:style style:name="ro1" style:family="table-row">
      <style:table-row-properties style:row-height="0.172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2"/>
    <style:style style:name="ce3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table:number-columns-repeated="5"/>
          <table:table-cell office:value-type="string">
            <text:p>board 2.54x1.54 inches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mouser</text:p>
          </table:table-cell>
          <table:table-cell office:value-type="string">
            <text:p>digikey</text:p>
          </table:table-cell>
          <table:table-cell office:value-type="string">
            <text:p>paid</text:p>
          </table:table-cell>
          <table:table-cell office:value-type="string">
            <text:p>per board</text:p>
          </table:table-cell>
          <table:table-cell table:number-columns-repeated="5"/>
        </table:table-row>
        <table:table-row table:style-name="ro1">
          <table:table-cell office:value-type="string">
            <text:p>on hand</text:p>
          </table:table-cell>
          <table:table-cell office:value-type="string">
            <text:p>boards on hand</text:p>
          </table:table-cell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rts <text:s text:c="28"/>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formula="of:=[.A4]/[.C4]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TERY20PTH</text:p>
          </table:table-cell>
          <table:table-cell office:value-type="string">
            <text:p>BAT1 <text:s text:c="29"/></text:p>
          </table:table-cell>
          <table:table-cell office:value-type="string">
            <text:p>122-2520-gr</text:p>
          </table:table-cell>
          <table:table-cell office:value-type="string">
            <text:p>bs-7-nd</text:p>
          </table:table-cell>
          <table:table-cell office:value-type="currency" office:currency="USD" office:value="0.76">
            <text:p>$0.76</text:p>
          </table:table-cell>
          <table:table-cell table:formula="of:=[.I4]*[.C4]" office:value-type="currency" office:currency="USD" office:value="0.76">
            <text:p>$0.76</text:p>
          </table:table-cell>
          <table:table-cell/>
          <table:table-cell office:value-type="string">
            <text:p>20mm holes/0.787 in</text:p>
          </table:table-cell>
          <table:table-cell office:value-type="string">
            <text:p>eagle 122-2520-gr</text:p>
          </table:table-cell>
          <table:table-cell table:formula="of:=20/25.4" office:value-type="float" office:value="0.78740157480315">
            <text:p>0.7874015748</text:p>
          </table:table-cell>
          <table:table-cell/>
        </table:table-row>
        <table:table-row table:style-name="ro2">
          <table:table-cell office:value-type="float" office:value="450">
            <text:p>450</text:p>
          </table:table-cell>
          <table:table-cell table:formula="of:=[.A5]/[.C5]" office:value-type="float" office:value="75">
            <text:p>7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LED3MM</text:p>
          </table:table-cell>
          <table:table-cell office:value-type="string">
            <text:p>LED1, LED2, LED3, LED4, LED5, LED6</text:p>
          </table:table-cell>
          <table:table-cell table:style-name="ce1" office:value-type="string">
            <text:p>859-LTL-4231N-1</text:p>
          </table:table-cell>
          <table:table-cell/>
          <table:table-cell office:value-type="currency" office:currency="USD" office:value="0.051">
            <text:p>$0.05</text:p>
          </table:table-cell>
          <table:table-cell table:formula="of:=[.I5]*[.C5]" office:value-type="currency" office:currency="USD" office:value="0.306">
            <text:p>$0.31</text:p>
          </table:table-cell>
          <table:table-cell/>
          <table:table-cell office:value-type="string">
            <text:p>T-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A6]/[.C6]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RESISTORPTH1</text:p>
          </table:table-cell>
          <table:table-cell office:value-type="string">
            <text:p>R2, R3 <text:s text:c="27"/>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formula="of:=[.I6]*[.C6]" office:value-type="currency" office:currency="USD" office:value="0.08">
            <text:p>$0.08</text:p>
          </table:table-cell>
          <table:table-cell/>
          <table:table-cell office:value-type="string">
            <text:p>0.3 spacing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7]/[.C7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APPTH_SMALL2</text:p>
          </table:table-cell>
          <table:table-cell office:value-type="string">
            <text:p>C1 <text:s text:c="31"/></text:p>
          </table:table-cell>
          <table:table-cell table:number-columns-repeated="2"/>
          <table:table-cell office:value-type="currency" office:currency="USD" office:value="0.097">
            <text:p>$0.10</text:p>
          </table:table-cell>
          <table:table-cell table:formula="of:=[.I7]*[.C7]" office:value-type="currency" office:currency="USD" office:value="0.097">
            <text:p>$0.10</text:p>
          </table:table-cell>
          <table:table-cell/>
          <table:table-cell office:value-type="string">
            <text:p>0.1 spacing</text:p>
          </table:table-cell>
          <table:table-cell table:number-columns-repeated="3"/>
        </table:table-row>
        <table:table-row table:style-name="ro3">
          <table:table-cell office:value-type="float" office:value="25">
            <text:p>25</text:p>
          </table:table-cell>
          <table:table-cell table:formula="of:=[.A8]/[.C8]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ATTINY45</text:p>
          </table:table-cell>
          <table:table-cell office:value-type="string">
            <text:p>ATTINY25DIP08</text:p>
          </table:table-cell>
          <table:table-cell office:value-type="string">
            <text:p>IC1 <text:s text:c="30"/></text:p>
          </table:table-cell>
          <table:table-cell table:style-name="ce1" office:value-type="string">
            <text:p><text:a xlink:href="http://www.mouser.com/Search/ProductDetail.aspx?R=ATTINY85V-10PUvirtualkey55650000virtualkey556-ATTINY85V10PU">556-ATTINY85V10PU</text:a></text:p>
          </table:table-cell>
          <table:table-cell/>
          <table:table-cell office:value-type="currency" office:currency="USD" office:value="1.3">
            <text:p>$1.30</text:p>
          </table:table-cell>
          <table:table-cell table:formula="of:=[.I8]*[.C8]" office:value-type="currency" office:currency="USD" office:value="1.3">
            <text:p>$1.30</text:p>
          </table:table-cell>
          <table:table-cell table:number-columns-repeated="2"/>
          <table:table-cell office:value-type="string">
            <text:p>attiny85 is only 0.08 more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9]/[.C9]"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b light sensor</text:p>
          </table:table-cell>
          <table:table-cell/>
          <table:table-cell office:value-type="string">
            <text:p>TEPT4400</text:p>
          </table:table-cell>
          <table:table-cell table:style-name="ce1"/>
          <table:table-cell office:value-type="currency" office:currency="USD" office:value="0.0543">
            <text:p>$0.05</text:p>
          </table:table-cell>
          <table:table-cell table:formula="of:=[.I9]*[.C9]" office:value-type="currency" office:currency="USD" office:value="0.0543">
            <text:p>$0.0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[.A10]/[.C10]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oard</text:p>
          </table:table-cell>
          <table:table-cell/>
          <table:table-cell office:value-type="string">
            <text:p>gold phoenix</text:p>
          </table:table-cell>
          <table:table-cell table:number-columns-repeated="2"/>
          <table:table-cell office:value-type="currency" office:currency="USD" office:value="2.81">
            <text:p>$2.81</text:p>
          </table:table-cell>
          <table:table-cell table:formula="of:=[.I10]*[.C10]" office:value-type="currency" office:currency="USD" office:value="2.81">
            <text:p>$2.8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[.A11]/[.C11]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attery</text:p>
          </table:table-cell>
          <table:table-cell office:value-type="float" office:value="2032">
            <text:p>2032</text:p>
          </table:table-cell>
          <table:table-cell table:number-columns-repeated="3"/>
          <table:table-cell office:value-type="currency" office:currency="USD" office:value="0.4">
            <text:p>$0.40</text:p>
          </table:table-cell>
          <table:table-cell table:formula="of:=[.I11]*[.C11]" office:value-type="currency" office:currency="USD" office:value="0.4">
            <text:p>$0.4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parts total</text:p>
          </table:table-cell>
          <table:table-cell table:number-columns-repeated="3"/>
          <table:table-cell table:formula="of:=SUM([.J4:.J11])" office:value-type="currency" office:currency="USD" office:value="5.8073">
            <text:p>$5.8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/>
          <table:table-cell table:number-columns-repeated="8"/>
          <table:table-cell office:value-type="string">
            <text:p>gold phoenix</text:p>
          </table:table-cell>
          <table:table-cell office:value-type="string">
            <text:p>vil reset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12"/>
          <table:table-cell office:value-type="string">
            <text:p>reset pullup</text:p>
          </table:table-cell>
          <table:table-cell table:style-name="ce3" office:value-type="float" office:value="30000">
            <text:p>3.00E+004</text:p>
          </table:table-cell>
          <table:table-cell table:style-name="ce3" office:value-type="float" office:value="60000">
            <text:p>6.00E+004</text:p>
          </table:table-cell>
        </table:table-row>
        <table:table-row table:style-name="ro1">
          <table:table-cell table:number-columns-repeated="12"/>
          <table:table-cell office:value-type="string">
            <text:p>min cdS</text:p>
          </table:table-cell>
          <table:table-cell table:formula="of:=3*[.N15]/7" office:value-type="float" office:value="12857.1428571429">
            <text:p>12857.1428571429</text:p>
          </table:table-cell>
          <table:table-cell table:formula="of:=3*[.O15]/7" office:value-type="float" office:value="25714.2857142857">
            <text:p>25714.2857142857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2/21/2012</text:date>, <text:time>21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21T21:27:34</dc:date>
    <dc:creator>Edward Konz</dc:creator>
    <meta:generator>OpenOffice.org/3.3$Unix OpenOffice.org_project/330m14$Build-9542</meta:generator>
    <meta:editing-duration>PT51M33S</meta:editing-duration>
    <meta:editing-cycles>2</meta:editing-cycles>
    <meta:document-statistic meta:table-count="1" meta:cell-count="99" meta:object-count="0"/>
    <meta:user-defined meta:name=""/>
  </office:meta>
</office:document-meta>
</file>